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text-properties officeooo:rsid="0643049e" officeooo:paragraph-rsid="0643049e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91944"/>
    </style:style>
    <style:style style:name="P15" style:family="paragraph" style:parent-style-name="Text_20_body">
      <style:text-properties officeooo:rsid="06491944" officeooo:paragraph-rsid="064c49f1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6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7" style:family="paragraph" style:parent-style-name="Heading_20_2">
      <style:paragraph-properties fo:line-height="100%"/>
      <style:text-properties officeooo:rsid="05f87ff8" officeooo:paragraph-rsid="0629470b"/>
    </style:style>
    <style:style style:name="P28" style:family="paragraph" style:parent-style-name="Heading_20_2">
      <style:paragraph-properties fo:line-height="100%"/>
      <style:text-properties officeooo:rsid="05f87ff8" officeooo:paragraph-rsid="06402cac"/>
    </style:style>
    <style:style style:name="P29" style:family="paragraph" style:parent-style-name="Heading_20_2">
      <style:paragraph-properties fo:line-height="100%"/>
      <style:text-properties officeooo:rsid="06137e7f" officeooo:paragraph-rsid="0618a878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cd3e9"/>
    </style:style>
    <style:style style:name="T26" style:family="text">
      <style:text-properties officeooo:rsid="0611bc65"/>
    </style:style>
    <style:style style:name="T27" style:family="text">
      <style:text-properties officeooo:rsid="061256b1"/>
    </style:style>
    <style:style style:name="T28" style:family="text">
      <style:text-properties officeooo:rsid="06134517"/>
    </style:style>
    <style:style style:name="T29" style:family="text">
      <style:text-properties officeooo:rsid="06143260"/>
    </style:style>
    <style:style style:name="T30" style:family="text">
      <style:text-properties officeooo:rsid="0618a878"/>
    </style:style>
    <style:style style:name="T31" style:family="text">
      <style:text-properties officeooo:rsid="06248a61"/>
    </style:style>
    <style:style style:name="T32" style:family="text">
      <style:text-properties officeooo:rsid="06265032"/>
    </style:style>
    <style:style style:name="T33" style:family="text">
      <style:text-properties officeooo:rsid="0627a010"/>
    </style:style>
    <style:style style:name="T34" style:family="text">
      <style:text-properties officeooo:rsid="0629470b"/>
    </style:style>
    <style:style style:name="T35" style:family="text">
      <style:text-properties officeooo:rsid="0633ed3c"/>
    </style:style>
    <style:style style:name="T36" style:family="text">
      <style:text-properties officeooo:rsid="063696fa"/>
    </style:style>
    <style:style style:name="T37" style:family="text">
      <style:text-properties officeooo:rsid="06387ff4"/>
    </style:style>
    <style:style style:name="T38" style:family="text">
      <style:text-properties officeooo:rsid="063be564"/>
    </style:style>
    <style:style style:name="T39" style:family="text">
      <style:text-properties officeooo:rsid="06402cac"/>
    </style:style>
    <style:style style:name="T40" style:family="text">
      <style:text-properties officeooo:rsid="0643dea6"/>
    </style:style>
    <style:style style:name="T41" style:family="text">
      <style:text-properties officeooo:rsid="0645dda6"/>
    </style:style>
    <style:style style:name="T42" style:family="text">
      <style:text-properties officeooo:rsid="0647c1a7"/>
    </style:style>
    <style:style style:name="T43" style:family="text">
      <style:text-properties officeooo:rsid="06491944"/>
    </style:style>
    <style:style style:name="T44" style:family="text">
      <style:text-properties officeooo:rsid="064ad8b5"/>
    </style:style>
    <style:style style:name="T45" style:family="text">
      <style:text-properties officeooo:rsid="064c49f1"/>
    </style:style>
    <style:style style:name="T46" style:family="text">
      <style:text-properties officeooo:rsid="06509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מטלה</text:span> <text:span text:style-name="T3">11 - ביטקוין - טיוטה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6"><text:span text:style-name="T28">לצורך השאלה, הניחו שקיימת </text:span>המחלקה הבאה<text:span text:style-name="T27">,</text:span> המייצגת בלוק בשרשרת-הבלוקים:</text:p>
      <text:p text:style-name="P16"><text:span text:style-name="T26">struct</text:span> Block {</text:p>
      <text:p text:style-name="P18"><text:s text:c="5"/>//... more methods</text:p>
      <text:p text:style-name="P16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9"><text:s text:c="5"/><text:span text:style-name="T37">double</text:span> difficulty(); <text:span text:style-name="T10"><text:s text:c="2"/>// level </text:span><text:span text:style-name="T13">of </text:span><text:span text:style-name="T10">difficulty in block creation time.</text:span></text:p>
      <text:p text:style-name="P20"><text:s text:c="5"/>Block* previous(); <text:s/><text:span text:style-name="T10">// the preceding block in the chain.</text:span></text:p>
      <text:p text:style-name="P18"><text:s text:c="5"/>//... more methods</text:p>
      <text:p text:style-name="P17">}<text:span text:style-name="T14">;</text:span></text:p>
      <text:p text:style-name="P23">רמת הקושי של כריית בלוק צריכה להתעדכן <text:span text:style-name="T38">בערך פעם ב</text:span>שבועיים. <text:span text:style-name="T25"><text:s/></text:span>כיתבו פונקציה <text:span text:style-name="T15">שאפשר להריץ פעם בשבועיים על-מנת להעריך את רמת הקושי הדרושה על-מנת שבלוק ייווצר בממוצע כל 10 דקות.</text:span></text:p>
      <text:p text:style-name="P25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4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6"><text:span text:style-name="T8">כ</text:span>ותרת הפונקציה<text:span text:style-name="T33"> שאתם צריכים לממש</text:span>:</text:p>
      <text:p text:style-name="P22"><text:span text:style-name="T37">double</text:span> newDifficulty(Block* lastBlock);</text:p>
      <text:p text:style-name="P21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<text:span text:style-name="T43">, ו</text:span>מהו הפתרון שמציעים יוזמי Bitcoin Green?<text:span text:style-name="T29"> </text:span></text:p>
      <text:p text:style-name="P8"><text:span text:style-name="T43">ב</text:span>. מה ההבדל בין Proof-of-Stake לבין Proof-of-work<text:span text:style-name="T32">, ומה הקשר לסעיף הקודם?</text:span></text:p>
      <text:p text:style-name="P29">שאלה 4: ארנקים ועסקאות<text:span text:style-name="T36"> - </text:span>תרגיל מעשי</text:p>
      <text:p text:style-name="P11"><text:span text:style-name="T30">א. </text:span>הורי<text:span text:style-name="T30">דו והתקינו ארנק ביטקוין התומך ברשת-ניסוי, למשל <text:s/>BitPay: https://github.com/bitpay/copay/releases/tag/v4.3.6</text:span></text:p>
      <text:p text:style-name="P7">ב. צרו ארנק חדש, והקפידו לבחור באפשרויות המתקדמות (advanced) את "רשת הניסוי" - TestNet.</text:p>
      <text:p text:style-name="P7">ג. השיגו ביטקוין-ניסוי מאחד הברזים, למשל כאן: https://testnet.manu.backend.hamburg/faucet</text:p>
      <text:p text:style-name="P7">ד. שילחו חלק מהביטקוין שקיבלתם לצוות אחר בכיתה.</text:p>
      <text:p text:style-name="P7">ה. מיצאו את הבלוק שלכם בשרשרת הבלוקים של רשת הניסוי: https://testnet.blockchain.info</text:p>
      <text:p text:style-name="P7">כפתרון לשאלה, צרפו צילום מסך המראה בבירור את<text:span text:style-name="T31"> הבלוק עם</text:span> העיסקה שעשיתם.</text:p>
      <text:p text:style-name="P27">שאלה <text:span text:style-name="T34">5: איזה כורה זוכה בבלוק?</text:span></text:p>
      <text:p text:style-name="P9">נני<text:span text:style-name="T34">ח שברשת ביטקוין ישנם חמישה כורים. יעילות הכריה היחסית שלהם באחוזים היא: 30, 25, 20, 15, 10. </text:span></text:p>
      <text:p text:style-name="P10">א. תארו אלגוריתם-כריה, שאם כל הכורים יממשו אותו - הכורה הראשון (30) יזכה בכל הבלוקים<text:span text:style-name="T35"> והאחרים לא יזכו בכלל.</text:span></text:p>
      <text:p text:style-name="P10">ב. תארו אלגוריתם-כריה אחר, שאם הכורה האחרון (10) יממש אותו - הוא יזכה בממוצע ב-10% מהבלוקים, לא משנה מה יעשו האחרים.</text:p>
      <text:p text:style-name="P28">שאלה <text:span text:style-name="T39">6: מתקפת פיני (על-שם Hal Finney שחשב עליה ראשון)</text:span></text:p>
      <text:p text:style-name="P12">נניח שמישהו, נקרא לו "התוקף", רוצה להשתמש במטבע אחד פעמיים. <text:span text:style-name="T41">הוא פועל לפי האלגוריתם הבא. <text:s/>הוא </text:span>כורה בלוקים באופן רגיל; <text:span text:style-name="T41">בכל בלוק שהוא כורה, </text:span>כאחת מ<text:span text:style-name="T46">-2000 </text:span>העיסקאות בבלוק, הוא מכניס עיסקה אחת <text:span text:style-name="T40">של מטבע א </text:span>מכתובת <text:span text:style-name="T40">ב</text:span> לכתובת <text:span text:style-name="T40">ג</text:span>, <text:span text:style-name="T42">כאשר שתי הכתובות</text:span> שייכות לו.<text:span text:style-name="T41"> <text:s text:c="3"/></text:span>ברגע שהוא מצא בלוק, במקום לפרסם אותו מייד, הוא הולך לחנות, קונה חפץ ומשלם עליו<text:span text:style-name="T40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13">א. <text:span text:style-name="T43">מה הסיכון שהתוקף לוקח? באיזה מקרה ההתקפה תיכשל, וכמה יפסיד התוקף במקרה זה?</text:span></text:p>
      <text:p text:style-name="P15">ב. <text:span text:style-name="T45">המוכר מחכה t דקות לפני מסירת החפץ. מה צריך להיות ערך החפץ כך שההתקפה תהיה כדאית?</text:span></text:p>
      <text:p text:style-name="P14">ג. מה יכול המוכר לעשות כדי <text:span text:style-name="T44">להגן </text:span>על עצמו מהתקפה זו<text:span text:style-name="T44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10T14:26:59.255142734</dc:date>
    <meta:editing-duration>P11DT14H40M4S</meta:editing-duration>
    <meta:editing-cycles>1429</meta:editing-cycles>
    <meta:document-statistic meta:table-count="0" meta:image-count="0" meta:object-count="0" meta:page-count="2" meta:paragraph-count="42" meta:word-count="553" meta:character-count="3397" meta:non-whitespace-character-count="2842"/>
  </office:meta>
</office:document-meta>
</file>